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cell-protect="protected" style:print-content="tru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5" table:row="154" table:table="0"/>
          <office:change-info>
            <dc:creator> </dc:creator>
            <dc:date>2020-08-05T17:40:28.446214718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155" table:table="0"/>
          <office:change-info>
            <dc:creator> </dc:creator>
            <dc:date>2020-08-05T17:41:02.572152595</dc:date>
          </office:change-info>
          <table:previous>
            <table:change-track-table-cell/>
          </table:previous>
        </table:cell-content-change>
        <table:cell-content-change table:id="ct3">
          <table:cell-address table:column="3" table:row="155" table:table="0"/>
          <office:change-info>
            <dc:creator> </dc:creator>
            <dc:date>2020-08-05T17:41:03.452786966</dc:date>
          </office:change-info>
          <table:previous>
            <table:change-track-table-cell/>
          </table:previous>
        </table:cell-content-change>
        <table:cell-content-change table:id="ct4">
          <table:cell-address table:column="4" table:row="155" table:table="0"/>
          <office:change-info>
            <dc:creator> </dc:creator>
            <dc:date>2020-08-05T17:41:05.384828569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155" table:table="0"/>
          <office:change-info>
            <dc:creator> </dc:creator>
            <dc:date>2020-08-05T17:41:27.483291345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156" table:table="0"/>
          <office:change-info>
            <dc:creator> </dc:creator>
            <dc:date>2020-08-05T17:41:58.224189360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156" table:table="0"/>
          <office:change-info>
            <dc:creator> </dc:creator>
            <dc:date>2020-08-05T17:41:59.377717635</dc:date>
          </office:change-info>
          <table:previous>
            <table:change-track-table-cell/>
          </table:previous>
        </table:cell-content-change>
        <table:cell-content-change table:id="ct8">
          <table:cell-address table:column="4" table:row="156" table:table="0"/>
          <office:change-info>
            <dc:creator> </dc:creator>
            <dc:date>2020-08-05T17:42:30.301490845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156" table:table="0"/>
          <office:change-info>
            <dc:creator> </dc:creator>
            <dc:date>2020-08-05T17:42:32.098332418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157" table:table="0"/>
          <office:change-info>
            <dc:creator> </dc:creator>
            <dc:date>2020-08-05T17:43:29.207999945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57" table:table="0"/>
          <office:change-info>
            <dc:creator> </dc:creator>
            <dc:date>2020-08-05T17:43:38.402560197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57" table:table="0"/>
          <office:change-info>
            <dc:creator> </dc:creator>
            <dc:date>2020-08-05T17:43:41.123146732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57" table:table="0"/>
          <office:change-info>
            <dc:creator> </dc:creator>
            <dc:date>2020-08-05T17:43:48.179329544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158" table:table="0"/>
          <office:change-info>
            <dc:creator> </dc:creator>
            <dc:date>2020-08-05T17:44:30.121771361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158" table:table="0"/>
          <office:change-info>
            <dc:creator> </dc:creator>
            <dc:date>2020-08-05T17:44:31.083415042</dc:date>
          </office:change-info>
          <table:previous>
            <table:change-track-table-cell/>
          </table:previous>
        </table:cell-content-change>
        <table:cell-content-change table:id="ct16">
          <table:cell-address table:column="4" table:row="158" table:table="0"/>
          <office:change-info>
            <dc:creator> </dc:creator>
            <dc:date>2020-08-05T17:44:40.504813429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58" table:table="0"/>
          <office:change-info>
            <dc:creator> </dc:creator>
            <dc:date>2020-08-05T17:44:42.303220201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59" table:table="0"/>
          <office:change-info>
            <dc:creator> </dc:creator>
            <dc:date>2020-08-05T17:45:13.247123442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159" table:table="0"/>
          <office:change-info>
            <dc:creator> </dc:creator>
            <dc:date>2020-08-05T17:45:13.900441016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59" table:table="0"/>
          <office:change-info>
            <dc:creator> </dc:creator>
            <dc:date>2020-08-05T17:45:21.923164493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159" table:table="0"/>
          <office:change-info>
            <dc:creator> </dc:creator>
            <dc:date>2020-08-05T17:45:24.568088058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mass_g</text:p>
          </table:table-cell>
          <table:table-cell office:value-type="string" calcext:value-type="string">
            <text:p>length_c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etritus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utothroph_flagell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https://academic.oup.com/plankt/article/28/4/345/1569658#:~:text=Heterotrophic%20flagellates%20%3C5%20%C2%B5m%20were,9%20and%2012%20%C2%B5m%2C%20respectively.</text:p>
          </table:table-cell>
        </table:table-row>
        <table:table-row table:style-name="ro1">
          <table:table-cell office:value-type="string" calcext:value-type="string">
            <text:p>Bacteria_indet</text:p>
          </table:table-cell>
          <table:table-cell/>
          <table:table-cell table:formula="of:=5*10^-4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en.wikipedia.org/wiki/Bacteria" xlink:type="simple">https://en.wikipedia.org/wiki/Bacteria</text:a></text:p>
          </table:table-cell>
        </table:table-row>
        <table:table-row table:style-name="ro1">
          <table:table-cell office:value-type="string" calcext:value-type="string">
            <text:p>Diatom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toms; 100 micrometers</text:p>
          </table:table-cell>
          <table:table-cell office:value-type="string" calcext:value-type="string">
            <text:p><text:a xlink:href="https://en.wikipedia.org/wiki/Diatom#:~:text=Diatoms%20are%202%20to%20200%20micrometers%20in%20length." xlink:type="simple">https://en.wikipedia.org/wiki/Diatom#:~:text=Diatoms%20are%202%20to%20200%20micrometers%20in%20length.</text:a></text:p>
          </table:table-cell>
        </table:table-row>
        <table:table-row table:style-name="ro1">
          <table:table-cell office:value-type="string" calcext:value-type="string">
            <text:p>Heterotroph_flagellat</text:p>
          </table:table-cell>
          <table:table-cell/>
          <table:table-cell table:formula="of:=3.5*10^-4" office:value-type="float" office:value="0.00035" calcext:value-type="float">
            <text:p>0.0003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academic.oup.com/plankt/article/28/4/345/1569658#:~:text=Heterotrophic%20flagellates%20%3C5%20%C2%B5m%20were,9%20and%2012%20%C2%B5m%2C%20respectively.</text:p>
          </table:table-cell>
        </table:table-row>
        <table:table-row table:style-name="ro1">
          <table:table-cell office:value-type="string" calcext:value-type="string">
            <text:p>Ice_alga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xotroph_flagellates</text:p>
          </table:table-cell>
          <table:table-cell/>
          <table:table-cell table:formula="of:=3.5*10^-4" office:value-type="float" office:value="0.00035" calcext:value-type="float">
            <text:p>0.0003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academic.oup.com/plankt/article/28/4/345/1569658#:~:text=Heterotrophic%20flagellates%20%3C5%20%C2%B5m%20were,9%20and%2012%20%C2%B5m%2C%20respectively.</text:p>
          </table:table-cell>
        </table:table-row>
        <table:table-row table:style-name="ro1">
          <table:table-cell office:value-type="string" calcext:value-type="string">
            <text:p>Phytoplankton_ind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otozooplankton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://lakes.chebucto.org/plankton.html#:~:text=Most%20are%20between%20200%2D400,mm)%20or%20about%200.2%20inches.</text:p>
          </table:table-cell>
        </table:table-row>
        <table:table-row table:style-name="ro1">
          <table:table-cell office:value-type="string" calcext:value-type="string">
            <text:p>Aglantha_digit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zoan</text:p>
          </table:table-cell>
          <table:table-cell office:value-type="string" calcext:value-type="string">
            <text:p><text:a xlink:href="https://en.wikipedia.org/wiki/Aglantha_digitale" xlink:type="simple">https://en.wikipedia.org/wiki/Aglantha_digitale</text:a></text:p>
          </table:table-cell>
        </table:table-row>
        <table:table-row table:style-name="ro1">
          <table:table-cell office:value-type="string" calcext:value-type="string">
            <text:p>Apherusa_glacialis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://www.arcodiv.org/seaice/amphipods/Apherusa_glacialis.html" xlink:type="simple">http://www.arcodiv.org/seaice/amphipods/Apherusa_glacialis.html</text:a></text:p>
          </table:table-cell>
        </table:table-row>
        <table:table-row table:style-name="ro1">
          <table:table-cell office:value-type="string" calcext:value-type="string">
            <text:p>Bolinopsis_infundibulu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 jelly</text:p>
          </table:table-cell>
          <table:table-cell office:value-type="string" calcext:value-type="string">
            <text:p><text:a xlink:href="https://en.wikipedia.org/wiki/Bolinopsis_infundibulum" xlink:type="simple">https://en.wikipedia.org/wiki/Bolinopsis_infundibulum</text:a></text:p>
          </table:table-cell>
        </table:table-row>
        <table:table-row table:style-name="ro1">
          <table:table-cell office:value-type="string" calcext:value-type="string">
            <text:p>Calanus_finmarchicus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en.wikipedia.org/wiki/Calanus_finmarchicus" xlink:type="simple">https://en.wikipedia.org/wiki/Calanus_finmarchicus</text:a></text:p>
          </table:table-cell>
        </table:table-row>
        <table:table-row table:style-name="ro1">
          <table:table-cell office:value-type="string" calcext:value-type="string">
            <text:p>Calanus_glacialis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en.wikipedia.org/wiki/Calanus_glacialis" xlink:type="simple">https://en.wikipedia.org/wiki/Calanus_glacialis</text:a></text:p>
          </table:table-cell>
        </table:table-row>
        <table:table-row table:style-name="ro1">
          <table:table-cell office:value-type="string" calcext:value-type="string">
            <text:p>Calanus_hyperboreus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en.wikipedia.org/wiki/Calanus_hyperboreus" xlink:type="simple">https://en.wikipedia.org/wiki/Calanus_hyperboreus</text:a></text:p>
          </table:table-cell>
        </table:table-row>
        <table:table-row table:style-name="ro1">
          <table:table-cell office:value-type="string" calcext:value-type="string">
            <text:p>Clione_limacin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 slug</text:p>
          </table:table-cell>
          <table:table-cell office:value-type="string" calcext:value-type="string">
            <text:p><text:a xlink:href="https://en.wikipedia.org/wiki/Clione_limacina" xlink:type="simple">https://en.wikipedia.org/wiki/Clione_limacina</text:a></text:p>
          </table:table-cell>
        </table:table-row>
        <table:table-row table:style-name="ro1">
          <table:table-cell office:value-type="string" calcext:value-type="string">
            <text:p>Cyanea_capillat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ly; bell diameter; low lat</text:p>
          </table:table-cell>
          <table:table-cell office:value-type="string" calcext:value-type="string">
            <text:p><text:a xlink:href="https://en.wikipedia.org/wiki/Lion%27s_mane_jellyfish" xlink:type="simple">https://en.wikipedia.org/wiki/Lion%27s_mane_jellyfish</text:a></text:p>
          </table:table-cell>
        </table:table-row>
        <table:table-row table:style-name="ro1">
          <table:table-cell office:value-type="string" calcext:value-type="string">
            <text:p>Dimophyes_arctic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tophore height</text:p>
          </table:table-cell>
          <table:table-cell office:value-type="string" calcext:value-type="string">
            <text:p><text:a xlink:href="http://species-identification.org/species.php?species_group=zmns&amp;id=134" xlink:type="simple">http://species-identification.org/species.php?species_group=zmns&amp;id=134</text:a></text:p>
          </table:table-cell>
        </table:table-row>
        <table:table-row table:style-name="ro1">
          <table:table-cell office:value-type="string" calcext:value-type="string">
            <text:p>Eukrohnia_hamata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inverts.wallawalla.edu/Chaetognatha/Eukrohnia_hamata.html#:~:text=Length%20up%20to%204.3%20cm,Geographical%20Range%3A%20Cosmopolitan." xlink:type="simple">https://inverts.wallawalla.edu/Chaetognatha/Eukrohnia_hamata.html#:~:text=Length%20up%20to%204.3%20cm,Geographical%20Range%3A%20Cosmopolitan.</text:a></text:p>
          </table:table-cell>
        </table:table-row>
        <table:table-row table:style-name="ro1">
          <table:table-cell office:value-type="string" calcext:value-type="string">
            <text:p>Euphysa_flamme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usa height</text:p>
          </table:table-cell>
          <table:table-cell office:value-type="string" calcext:value-type="string">
            <text:p><text:a xlink:href="https://www.researchgate.net/publication/229439705_The_European_athecate_hydroids_and_their_medusae_Hydrozoa_Cnidaria_Capitata_Part_2/download" xlink:type="simple">https://www.researchgate.net/publication/229439705_The_European_athecate_hydroids_and_their_medusae_Hydrozoa_Cnidaria_Capitata_Part_2/download</text:a></text:p>
          </table:table-cell>
        </table:table-row>
        <table:table-row table:style-name="ro1">
          <table:table-cell office:value-type="string" calcext:value-type="string">
            <text:p>Fritillaria_borealis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nk length</text:p>
          </table:table-cell>
          <table:table-cell office:value-type="string" calcext:value-type="string">
            <text:p><text:a xlink:href="http://species-identification.org/species.php?species_group=zmns&amp;id=573" xlink:type="simple">http://species-identification.org/species.php?species_group=zmns&amp;id=573</text:a></text:p>
          </table:table-cell>
        </table:table-row>
        <table:table-row table:style-name="ro1">
          <table:table-cell office:value-type="string" calcext:value-type="string">
            <text:p>Gammarus_wilkitzki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://www.arcodiv.org/seaice/amphipods/Gammarus_wilkitzkii.html" xlink:type="simple">http://www.arcodiv.org/seaice/amphipods/Gammarus_wilkitzkii.html</text:a></text:p>
          </table:table-cell>
        </table:table-row>
        <table:table-row table:style-name="ro1">
          <table:table-cell office:value-type="string" calcext:value-type="string">
            <text:p>Limacina_helicina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lusk</text:p>
          </table:table-cell>
          <table:table-cell office:value-type="string" calcext:value-type="string">
            <text:p><text:a xlink:href="https://en.wikipedia.org/wiki/Limacina_helicina" xlink:type="simple">https://en.wikipedia.org/wiki/Limacina_helicina</text:a></text:p>
          </table:table-cell>
        </table:table-row>
        <table:table-row table:style-name="ro1">
          <table:table-cell office:value-type="string" calcext:value-type="string">
            <text:p>Mertensia_ovu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 jelly</text:p>
          </table:table-cell>
          <table:table-cell office:value-type="string" calcext:value-type="string">
            <text:p><text:a xlink:href="https://en.wikipedia.org/wiki/Mertensia_ovum" xlink:type="simple">https://en.wikipedia.org/wiki/Mertensia_ovum</text:a></text:p>
          </table:table-cell>
        </table:table-row>
        <table:table-row table:style-name="ro1">
          <table:table-cell office:value-type="string" calcext:value-type="string">
            <text:p>Metridia_longa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en.wikipedia.org/wiki/Metridia_longa" xlink:type="simple">https://en.wikipedia.org/wiki/Metridia_longa</text:a></text:p>
          </table:table-cell>
        </table:table-row>
        <table:table-row table:style-name="ro1">
          <table:table-cell office:value-type="string" calcext:value-type="string">
            <text:p>Metridia_lucens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eol.org/pages/336408" xlink:type="simple">https://eol.org/pages/336408</text:a></text:p>
          </table:table-cell>
        </table:table-row>
        <table:table-row table:style-name="ro1">
          <table:table-cell office:value-type="string" calcext:value-type="string">
            <text:p>Microcalanus_spp</text:p>
          </table:table-cell>
          <table:table-cell/>
          <table:table-cell office:value-type="float" office:value="0.083" calcext:value-type="float">
            <text:p>0.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copepodes.obs-banyuls.fr/en/fichesp.php?sp=621" xlink:type="simple">https://copepodes.obs-banyuls.fr/en/fichesp.php?sp=621</text:a></text:p>
          </table:table-cell>
        </table:table-row>
        <table:table-row table:style-name="ro1">
          <table:table-cell office:value-type="string" calcext:value-type="string">
            <text:p>Oikopleura_spp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nicate</text:p>
          </table:table-cell>
          <table:table-cell office:value-type="string" calcext:value-type="string">
            <text:p><text:a xlink:href="https://en.wikipedia.org/wiki/Oikopleura_dioica" xlink:type="simple">https://en.wikipedia.org/wiki/Oikopleura_dioica</text:a></text:p>
          </table:table-cell>
        </table:table-row>
        <table:table-row table:style-name="ro1">
          <table:table-cell office:value-type="string" calcext:value-type="string">
            <text:p>Oikopleura_vanhoeffeni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nk length</text:p>
          </table:table-cell>
          <table:table-cell office:value-type="string" calcext:value-type="string">
            <text:p><text:a xlink:href="http://species-identification.org/species.php?species_group=zmns&amp;id=571" xlink:type="simple">http://species-identification.org/species.php?species_group=zmns&amp;id=571</text:a></text:p>
          </table:table-cell>
        </table:table-row>
        <table:table-row table:style-name="ro1">
          <table:table-cell office:value-type="string" calcext:value-type="string">
            <text:p>Oithona_similis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pod</text:p>
          </table:table-cell>
          <table:table-cell office:value-type="string" calcext:value-type="string">
            <text:p><text:a xlink:href="https://scripps.ucsd.edu/zooplanktonguide/species/oithona-similis" xlink:type="simple">https://scripps.ucsd.edu/zooplanktonguide/species/oithona-similis</text:a></text:p>
          </table:table-cell>
        </table:table-row>
        <table:table-row table:style-name="ro1">
          <table:table-cell office:value-type="string" calcext:value-type="string">
            <text:p>Onisimus_glacialis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s://www.researchgate.net/publication/226348355_Life_history_and_population_dynamics_of_the_Arctic_sympagic_amphipods_Onisimus_nanseni_Sars_and_O_glacialis_Sars_Gammaridea_Lysianassidae/link/553f88dc0cf2574dcf62a89f/download" xlink:type="simple">https://www.researchgate.net/publication/226348355_Life_history_and_population_dynamics_of_the_Arctic_sympagic_amphipods_Onisimus_nanseni_Sars_and_O_glacialis_Sars_Gammaridea_Lysianassidae/link/553f88dc0cf2574dcf62a89f/download</text:a></text:p>
          </table:table-cell>
        </table:table-row>
        <table:table-row table:style-name="ro1">
          <table:table-cell office:value-type="string" calcext:value-type="string">
            <text:p>Onisimus_nanseni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://www.arcodiv.org/seaice/amphipods/Onisimus_nanseni.html" xlink:type="simple">http://www.arcodiv.org/seaice/amphipods/Onisimus_nanseni.html</text:a></text:p>
          </table:table-cell>
        </table:table-row>
        <table:table-row table:style-name="ro1">
          <table:table-cell office:value-type="string" calcext:value-type="string">
            <text:p>Pareuchaeta_glacialis</text:p>
          </table:table-cell>
          <table:table-cell/>
          <table:table-cell table:formula="of:=AVERAGE(0.7;1.009)" office:value-type="float" office:value="0.8545" calcext:value-type="float">
            <text:p>0.8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s://copepodes.obs-banyuls.fr/en/fichesp.php?sp=764" xlink:type="simple">https://copepodes.obs-banyuls.fr/en/fichesp.php?sp=764</text:a></text:p>
          </table:table-cell>
        </table:table-row>
        <table:table-row table:style-name="ro1">
          <table:table-cell office:value-type="string" calcext:value-type="string">
            <text:p>Pareuchaeta_spp</text:p>
          </table:table-cell>
          <table:table-cell/>
          <table:table-cell table:formula="of:=AVERAGE(0.7;1.009)" office:value-type="float" office:value="0.8545" calcext:value-type="float">
            <text:p>0.8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; from glacialis</text:p>
          </table:table-cell>
          <table:table-cell office:value-type="string" calcext:value-type="string">
            <text:p><text:a xlink:href="https://copepodes.obs-banyuls.fr/en/fichesp.php?sp=764" xlink:type="simple">https://copepodes.obs-banyuls.fr/en/fichesp.php?sp=764</text:a></text:p>
          </table:table-cell>
        </table:table-row>
        <table:table-row table:style-name="ro1">
          <table:table-cell office:value-type="string" calcext:value-type="string">
            <text:p>Pseudocalanus_spp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P. elongatus</text:p>
          </table:table-cell>
          <table:table-cell office:value-type="string" calcext:value-type="string">
            <text:p><text:a xlink:href="https://en.wikipedia.org/wiki/Pseudocalanus_elongatus#:~:text=cycle%20and%20reproduction-,Description,male%20is%20usually%20between%20about%20." xlink:type="simple">https://en.wikipedia.org/wiki/Pseudocalanus_elongatus#:~:text=cycle%20and%20reproduction-,Description,male%20is%20usually%20between%20about%20.</text:a></text:p>
          </table:table-cell>
        </table:table-row>
        <table:table-row table:style-name="ro1">
          <table:table-cell office:value-type="string" calcext:value-type="string">
            <text:p>Sagitta_spp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S. bedoti</text:p>
          </table:table-cell>
          <table:table-cell office:value-type="string" calcext:value-type="string">
            <text:p><text:a xlink:href="http://species-identification.org/species.php?species_group=chaetognatha&amp;id=61" xlink:type="simple">http://species-identification.org/species.php?species_group=chaetognatha&amp;id=61</text:a></text:p>
          </table:table-cell>
        </table:table-row>
        <table:table-row table:style-name="ro1">
          <table:table-cell office:value-type="string" calcext:value-type="string">
            <text:p>Sarsia_spp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mbrella length</text:p>
          </table:table-cell>
          <table:table-cell office:value-type="string" calcext:value-type="string">
            <text:p><text:a xlink:href="http://species-identification.org/species.php?species_group=zmns&amp;id=171" xlink:type="simple">http://species-identification.org/species.php?species_group=zmns&amp;id=171</text:a></text:p>
          </table:table-cell>
        </table:table-row>
        <table:table-row table:style-name="ro1">
          <table:table-cell office:value-type="string" calcext:value-type="string">
            <text:p>Themisto_abyssorum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en.wikipedia.org/wiki/Themisto_(amphipod)#:~:text=Themisto%20abyssorum%20has%20a%20life,31%20mm%20(1.2%20in)." xlink:type="simple">https://en.wikipedia.org/wiki/Themisto_(amphipod)#:~:text=Themisto%20abyssorum%20has%20a%20life,31%20mm%20(1.2%20in).</text:a></text:p>
          </table:table-cell>
        </table:table-row>
        <table:table-row table:style-name="ro1">
          <table:table-cell office:value-type="string" calcext:value-type="string">
            <text:p>Themisto_libellula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en.wikipedia.org/wiki/Themisto_(amphipod)#:~:text=Themisto%20abyssorum%20has%20a%20life,31%20mm%20(1.2%20in)." xlink:type="simple">https://en.wikipedia.org/wiki/Themisto_(amphipod)#:~:text=Themisto%20abyssorum%20has%20a%20life,31%20mm%20(1.2%20in).</text:a></text:p>
          </table:table-cell>
        </table:table-row>
        <table:table-row table:style-name="ro1">
          <table:table-cell office:value-type="string" calcext:value-type="string">
            <text:p>Thysanoessa_inermis</text:p>
          </table:table-cell>
          <table:table-cell/>
          <table:table-cell table:formula="of:=AVERAGE(2.5;3.2)" office:value-type="float" office:value="2.85" calcext:value-type="float">
            <text:p>2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://species-identification.org/species.php?species_group=euphausiids&amp;id=78#:~:text=inermis%20)%20(See%20HORIZONTAL%20DISTRIBUTION),end%20almost%20to%20the%20base." xlink:type="simple">http://species-identification.org/species.php?species_group=euphausiids&amp;id=78#:~:text=inermis%20)%20(See%20HORIZONTAL%20DISTRIBUTION),end%20almost%20to%20the%20base.</text:a></text:p>
          </table:table-cell>
        </table:table-row>
        <table:table-row table:style-name="ro1">
          <table:table-cell office:value-type="string" calcext:value-type="string">
            <text:p>Thysanoessa_longicaudata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://species-identification.org/species.php?species_group=euphausiids&amp;id=80&amp;menuentry=soorten" xlink:type="simple">http://species-identification.org/species.php?species_group=euphausiids&amp;id=80&amp;menuentry=soorten</text:a></text:p>
          </table:table-cell>
        </table:table-row>
        <table:table-row table:style-name="ro1">
          <table:table-cell office:value-type="string" calcext:value-type="string">
            <text:p>Actiniaria_g_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 anemone</text:p>
          </table:table-cell>
          <table:table-cell office:value-type="string" calcext:value-type="string">
            <text:p><text:a xlink:href="https://en.wikipedia.org/wiki/Sea_anemone" xlink:type="simple">https://en.wikipedia.org/wiki/Sea_anemone</text:a></text:p>
          </table:table-cell>
        </table:table-row>
        <table:table-row table:style-name="ro1">
          <table:table-cell office:value-type="string" calcext:value-type="string">
            <text:p>Aglaophamus_malmgren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chaete</text:p>
          </table:table-cell>
          <table:table-cell office:value-type="string" calcext:value-type="string">
            <text:p><text:a xlink:href="https://www.sealifebase.ca/summary/Aglaophamus-malmgreni.html" xlink:type="simple">https://www.sealifebase.ca/summary/Aglaophamus-malmgreni.html</text:a></text:p>
          </table:table-cell>
        </table:table-row>
        <table:table-row table:style-name="ro1">
          <table:table-cell office:value-type="string" calcext:value-type="string">
            <text:p>Aphelochaeta_marion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stleworm</text:p>
          </table:table-cell>
          <table:table-cell office:value-type="string" calcext:value-type="string">
            <text:p><text:a xlink:href="https://www.marlin.ac.uk/species/detail/1556" xlink:type="simple">https://www.marlin.ac.uk/species/detail/1556</text:a></text:p>
          </table:table-cell>
        </table:table-row>
        <table:table-row table:style-name="ro1">
          <table:table-cell office:value-type="string" calcext:value-type="string">
            <text:p>Arrhis_phyllonyx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species-identification.org/species.php?species_group=crustacea&amp;id=421" xlink:type="simple">http://species-identification.org/species.php?species_group=crustacea&amp;id=421</text:a></text:p>
          </table:table-cell>
        </table:table-row>
        <table:table-row table:style-name="ro1">
          <table:table-cell office:value-type="string" calcext:value-type="string">
            <text:p>Ascidiacea_g_sp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ea squirt</text:p>
          </table:table-cell>
          <table:table-cell office:value-type="string" calcext:value-type="string">
            <text:p><text:a xlink:href="https://www.encyclopedia.com/environment/encyclopedias-almanacs-transcripts-and-maps/ascidiacea-sea-squirts#:~:text=None%20known.-,physical%20characteristics,(8%20cm)%20in%20diameter." xlink:type="simple">https://www.encyclopedia.com/environment/encyclopedias-almanacs-transcripts-and-maps/ascidiacea-sea-squirts#:~:text=None%20known.-,physical%20characteristics,(8%20cm)%20in%20diameter.</text:a></text:p>
          </table:table-cell>
        </table:table-row>
        <table:table-row table:style-name="ro1">
          <table:table-cell office:value-type="string" calcext:value-type="string">
            <text:p>Astarte_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valve</text:p>
          </table:table-cell>
          <table:table-cell table:style-name="Default" office:value-type="string" calcext:value-type="string">
            <text:p>https://naturalhistory.museumwales.ac.uk/britishbivalves/browserecord.php?-recid=18</text:p>
          </table:table-cell>
        </table:table-row>
        <table:table-row table:style-name="ro1">
          <table:table-cell office:value-type="string" calcext:value-type="string">
            <text:p>Balanus_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nacles</text:p>
          </table:table-cell>
          <table:table-cell office:value-type="string" calcext:value-type="string">
            <text:p><text:a xlink:href="https://en.wikipedia.org/wiki/Balanus" xlink:type="simple">https://en.wikipedia.org/wiki/Balanus</text:a></text:p>
          </table:table-cell>
        </table:table-row>
        <table:table-row table:style-name="ro1">
          <table:table-cell office:value-type="string" calcext:value-type="string">
            <text:p>Bathyarca_glacialis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<text:a xlink:href="https://www.sealifebase.se/summary/Bathyarca-glacialis.html" xlink:type="simple">https://www.sealifebase.se/summary/Bathyarca-glacialis.html</text:a></text:p>
          </table:table-cell>
        </table:table-row>
        <table:table-row table:style-name="ro1">
          <table:table-cell office:value-type="string" calcext:value-type="string">
            <text:p>Bryozoa_indet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ozoa</text:p>
          </table:table-cell>
          <table:table-cell office:value-type="string" calcext:value-type="string">
            <text:p><text:a xlink:href="https://en.wikipedia.org/wiki/Bryozoa#:~:text=See%20text.&amp;text=Bryozoa%20(also%20known%20as%20the,of%20tentacles%20lined%20with%20cilia." xlink:type="simple">https://en.wikipedia.org/wiki/Bryozoa#:~:text=See%20text.&amp;text=Bryozoa%20(also%20known%20as%20the,of%20tentacles%20lined%20with%20cilia.</text:a></text:p>
          </table:table-cell>
        </table:table-row>
        <table:table-row table:style-name="ro1">
          <table:table-cell office:value-type="string" calcext:value-type="string">
            <text:p>Benthos_larvae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d on Palaemonetes</text:p>
          </table:table-cell>
          <table:table-cell office:value-type="string" calcext:value-type="string">
            <text:p><text:a xlink:href="https://www.jstor.org/stable/pdf/2460071.pdf" xlink:type="simple">https://www.jstor.org/stable/pdf/2460071.pdf</text:a></text:p>
          </table:table-cell>
        </table:table-row>
        <table:table-row table:style-name="ro1">
          <table:table-cell office:value-type="string" calcext:value-type="string">
            <text:p>Buccinum_sp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lk</text:p>
          </table:table-cell>
          <table:table-cell office:value-type="string" calcext:value-type="string">
            <text:p><text:a xlink:href="https://inverts.wallawalla.edu/Mollusca/Gastropoda/Prosobranchia/Order_Neogastropoda/Suborder_Rachiglossa/Family_Buccinidae/Buccinum_thermophilum.html#:~:text=Buccinum%20thermophilum%2C%20preserved%2C%20collected%20from,(height)%20about%203.5%20cm.&amp;text=Description%3A%20Whelks%20of%20family%20Buccinidae,often%20have%20a%20distinct%20shoulder." xlink:type="simple">https://inverts.wallawalla.edu/Mollusca/Gastropoda/Prosobranchia/Order_Neogastropoda/Suborder_Rachiglossa/Family_Buccinidae/Buccinum_thermophilum.html#:~:text=Buccinum%20thermophilum%2C%20preserved%2C%20collected%20from,(height)%20about%203.5%20cm.&amp;text=Description%3A%20Whelks%20of%20family%20Buccinidae,often%20have%20a%20distinct%20shoulder.</text:a></text:p>
          </table:table-cell>
        </table:table-row>
        <table:table-row table:style-name="ro1">
          <table:table-cell office:value-type="string" calcext:value-type="string">
            <text:p>Chaetozone_sp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chaete</text:p>
          </table:table-cell>
          <table:table-cell office:value-type="string" calcext:value-type="string">
            <text:p><text:a xlink:href="https://www.marlin.ac.uk/species/detail/2099#:~:text=Chaetozone%20setosa%20has%20a%20relatively,%2D90%20segments%20(chaetigers)." xlink:type="simple">https://www.marlin.ac.uk/species/detail/2099#:~:text=Chaetozone%20setosa%20has%20a%20relatively,%2D90%20segments%20(chaetigers).</text:a></text:p>
          </table:table-cell>
        </table:table-row>
        <table:table-row table:style-name="ro1">
          <table:table-cell office:value-type="string" calcext:value-type="string">
            <text:p>Chionoecetes_opilio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<text:a xlink:href="https://en.wikipedia.org/wiki/Chionoecetes_opilio#:~:text=Males%20can%20grow%20up%20to,in)%20in%20width%20and%20length." xlink:type="simple">https://en.wikipedia.org/wiki/Chionoecetes_opilio#:~:text=Males%20can%20grow%20up%20to,in)%20in%20width%20and%20length.</text:a></text:p>
          </table:table-cell>
        </table:table-row>
        <table:table-row table:style-name="ro1">
          <table:table-cell office:value-type="string" calcext:value-type="string">
            <text:p>Chlamys_islandic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llop</text:p>
          </table:table-cell>
          <table:table-cell office:value-type="string" calcext:value-type="string">
            <text:p><text:a xlink:href="https://en.wikipedia.org/wiki/Chlamys_islandica#:~:text=It%20is%20highly%20variable%20in,14%20cm%20(5.5%20in)." xlink:type="simple">https://en.wikipedia.org/wiki/Chlamys_islandica#:~:text=It%20is%20highly%20variable%20in,14%20cm%20(5.5%20in).</text:a></text:p>
          </table:table-cell>
        </table:table-row>
        <table:table-row table:style-name="ro1">
          <table:table-cell office:value-type="string" calcext:value-type="string">
            <text:p>Chone_sp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d on Chone longocirrata</text:p>
          </table:table-cell>
          <table:table-cell office:value-type="string" calcext:value-type="string">
            <text:p><text:a xlink:href="http://species-identification.org/species.php?species_group=macrobenthos_polychaeta&amp;id=492" xlink:type="simple">http://species-identification.org/species.php?species_group=macrobenthos_polychaeta&amp;id=492</text:a></text:p>
          </table:table-cell>
        </table:table-row>
        <table:table-row table:style-name="ro1">
          <table:table-cell office:value-type="string" calcext:value-type="string">
            <text:p>Ciona_intestinali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 squirt</text:p>
          </table:table-cell>
          <table:table-cell office:value-type="string" calcext:value-type="string">
            <text:p><text:a xlink:href="https://www.marlin.ac.uk/species/detail/1369#:~:text=Ciona%20intestinalis%20is%20a%20large,orange%20bars%20on%20the%20body." xlink:type="simple">https://www.marlin.ac.uk/species/detail/1369#:~:text=Ciona%20intestinalis%20is%20a%20large,orange%20bars%20on%20the%20body.</text:a></text:p>
          </table:table-cell>
        </table:table-row>
        <table:table-row table:style-name="ro1">
          <table:table-cell office:value-type="string" calcext:value-type="string">
            <text:p>Colus_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lk</text:p>
          </table:table-cell>
          <table:table-cell office:value-type="string" calcext:value-type="string">
            <text:p><text:a xlink:href="https://www.sealifebase.org/summary/Colus-pubescens.html" xlink:type="simple">https://www.sealifebase.org/summary/Colus-pubescens.html</text:a></text:p>
          </table:table-cell>
        </table:table-row>
        <table:table-row table:style-name="ro1">
          <table:table-cell office:value-type="string" calcext:value-type="string">
            <text:p>Crossaster_papposu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star; diameter</text:p>
          </table:table-cell>
          <table:table-cell office:value-type="string" calcext:value-type="string">
            <text:p><text:a xlink:href="https://www.marlin.ac.uk/species/detail/1192#:~:text=A%20very%20distinctive%20sun%20star,with%20small%20but%20distinct%20spines." xlink:type="simple">https://www.marlin.ac.uk/species/detail/1192#:~:text=A%20very%20distinctive%20sun%20star,with%20small%20but%20distinct%20spines.</text:a></text:p>
          </table:table-cell>
        </table:table-row>
        <table:table-row table:style-name="ro1">
          <table:table-cell office:value-type="string" calcext:value-type="string">
            <text:p>Ctenodiscus_crispatus</text:p>
          </table:table-cell>
          <table:table-cell/>
          <table:table-cell table:formula="of:=2*5.4"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gh diameter</text:p>
          </table:table-cell>
          <table:table-cell office:value-type="string" calcext:value-type="string">
            <text:p><text:a xlink:href="http://linnet.geog.ubc.ca/efauna/Atlas/Atlas.aspx?sciname=Ctenodiscus%20crispatus" xlink:type="simple">http://linnet.geog.ubc.ca/efauna/Atlas/Atlas.aspx?sciname=Ctenodiscus%20crispatus</text:a></text:p>
          </table:table-cell>
        </table:table-row>
        <table:table-row table:style-name="ro1">
          <table:table-cell office:value-type="string" calcext:value-type="string">
            <text:p>Electra_arctic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ss?</text:p>
          </table:table-cell>
          <table:table-cell office:value-type="string" calcext:value-type="string">
            <text:p><text:a xlink:href="https://sv.wikipedia.org/wiki/Electra_arctica" xlink:type="simple">https://sv.wikipedia.org/wiki/Electra_arctica</text:a></text:p>
          </table:table-cell>
        </table:table-row>
        <table:table-row table:style-name="ro1">
          <table:table-cell office:value-type="string" calcext:value-type="string">
            <text:p>Foraminifer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research.bpcrc.osu.edu/foram/whatarefor.htm" xlink:type="simple">http://research.bpcrc.osu.edu/foram/whatarefor.htm</text:a></text:p>
          </table:table-cell>
        </table:table-row>
        <table:table-row table:style-name="ro1">
          <table:table-cell office:value-type="string" calcext:value-type="string">
            <text:p>Galathowenia_sp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researchgate.net/publication/259424447_Galathowenia_kirkegaardi_SP_nov_Polychaeta_Oweniidae_from_the_Gulf_of_Mexico/link/54f5f7600cf2ca5efefd853c/download" xlink:type="simple">https://www.researchgate.net/publication/259424447_Galathowenia_kirkegaardi_SP_nov_Polychaeta_Oweniidae_from_the_Gulf_of_Mexico/link/54f5f7600cf2ca5efefd853c/download</text:a></text:p>
          </table:table-cell>
        </table:table-row>
        <table:table-row table:style-name="ro1">
          <table:table-cell office:value-type="string" calcext:value-type="string">
            <text:p>Gammaridae_inde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 G. locusta (Barents sea)</text:p>
          </table:table-cell>
          <table:table-cell office:value-type="string" calcext:value-type="string">
            <text:p><text:a xlink:href="https://www.researchgate.net/publication/235961181_Life_history_reproductive_biology_and_production_of_Gammarus_chevreuxi_Amphipoda_Gammaridae_in_Ria_de_Aveiro_NW_Portugal" xlink:type="simple">https://www.researchgate.net/publication/235961181_Life_history_reproductive_biology_and_production_of_Gammarus_chevreuxi_Amphipoda_Gammaridae_in_Ria_de_Aveiro_NW_Portugal</text:a></text:p>
          </table:table-cell>
        </table:table-row>
        <table:table-row table:style-name="ro1">
          <table:table-cell office:value-type="string" calcext:value-type="string">
            <text:p>Gonatus_fabricii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tle length</text:p>
          </table:table-cell>
          <table:table-cell office:value-type="string" calcext:value-type="string">
            <text:p><text:a xlink:href="https://en.wikipedia.org/wiki/Gonatus_fabricii" xlink:type="simple">https://en.wikipedia.org/wiki/Gonatus_fabricii</text:a></text:p>
          </table:table-cell>
        </table:table-row>
        <table:table-row table:style-name="ro1">
          <table:table-cell office:value-type="string" calcext:value-type="string">
            <text:p>Gorgonocephalus_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meter; for G. eucnemis</text:p>
          </table:table-cell>
          <table:table-cell office:value-type="string" calcext:value-type="string">
            <text:p><text:a xlink:href="https://en.wikipedia.org/wiki/Gorgonocephalus_eucnemis" xlink:type="simple">https://en.wikipedia.org/wiki/Gorgonocephalus_eucnemis</text:a></text:p>
          </table:table-cell>
        </table:table-row>
        <table:table-row table:style-name="ro1">
          <table:table-cell office:value-type="string" calcext:value-type="string">
            <text:p>Heliometra_glaciali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<text:a xlink:href="http://species-identification.org/species.php?species_group=echinodermata&amp;id=56#:~:text=Heliometra%20glacialis%20is%20a%20large,200%20mm%20or%20even%20more." xlink:type="simple">http://species-identification.org/species.php?species_group=echinodermata&amp;id=56#:~:text=Heliometra%20glacialis%20is%20a%20large,200%20mm%20or%20even%20more.</text:a></text:p>
          </table:table-cell>
        </table:table-row>
        <table:table-row table:style-name="ro1">
          <table:table-cell office:value-type="string" calcext:value-type="string">
            <text:p>Heteromastus_filiformi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marinespecies.org/aphia.php?p=taxdetails&amp;id=129884#:~:text=Description%20This%20bristle%20worm%20has,long%20body%20(100%20mm)." xlink:type="simple">http://www.marinespecies.org/aphia.php?p=taxdetails&amp;id=129884#:~:text=Description%20This%20bristle%20worm%20has,long%20body%20(100%20mm).</text:a></text:p>
          </table:table-cell>
        </table:table-row>
        <table:table-row table:style-name="ro1">
          <table:table-cell office:value-type="string" calcext:value-type="string">
            <text:p>Hyas_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apace length</text:p>
          </table:table-cell>
          <table:table-cell office:value-type="string" calcext:value-type="string">
            <text:p><text:a xlink:href="http://species-identification.org/species.php?species_group=crustacea&amp;id=207#:~:text=Size%3A,region%20to%20beyond%2080%20metres." xlink:type="simple">http://species-identification.org/species.php?species_group=crustacea&amp;id=207#:~:text=Size%3A,region%20to%20beyond%2080%20metres.</text:a></text:p>
          </table:table-cell>
        </table:table-row>
        <table:table-row table:style-name="ro1">
          <table:table-cell office:value-type="string" calcext:value-type="string">
            <text:p>Hydrozoa_ind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o general?</text:p>
          </table:table-cell>
          <table:table-cell table:style-name="Default"/>
        </table:table-row>
        <table:table-row table:style-name="ro1">
          <table:table-cell office:value-type="string" calcext:value-type="string">
            <text:p>Maldane_sarsi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species-identification.org/species.php?species_group=macrobenthos_polychaeta&amp;id=662#:~:text=sarsi%2Dchaetae).,110%20mm%20for%2019%20chaetigers." xlink:type="simple">http://species-identification.org/species.php?species_group=macrobenthos_polychaeta&amp;id=662#:~:text=sarsi%2Dchaetae).,110%20mm%20for%2019%20chaetigers.</text:a></text:p>
          </table:table-cell>
        </table:table-row>
        <table:table-row table:style-name="ro1">
          <table:table-cell office:value-type="string" calcext:value-type="string">
            <text:p>Mendicula_ferruginosa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<text:a xlink:href="https://naturalhistory.museumwales.ac.uk/britishbivalves/browserecord.php?-recid=369" xlink:type="simple">https://naturalhistory.museumwales.ac.uk/britishbivalves/browserecord.php?-recid=369</text:a></text:p>
          </table:table-cell>
        </table:table-row>
        <table:table-row table:style-name="ro1">
          <table:table-cell office:value-type="string" calcext:value-type="string">
            <text:p>Molpadia_boreali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megabenthos.info/catalog/echinodermata/holothuroidea/molpadida/molpadiidae/molpadia/molpadia-borealis/" xlink:type="simple">http://megabenthos.info/catalog/echinodermata/holothuroidea/molpadida/molpadiidae/molpadia/molpadia-borealis/</text:a></text:p>
          </table:table-cell>
        </table:table-row>
        <table:table-row table:style-name="ro1">
          <table:table-cell office:value-type="string" calcext:value-type="string">
            <text:p>Myriochele_herri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ore.ac.uk/download/pdf/75988441.pdf" xlink:type="simple">https://core.ac.uk/download/pdf/75988441.pdf</text:a></text:p>
          </table:table-cell>
        </table:table-row>
        <table:table-row table:style-name="ro1">
          <table:table-cell office:value-type="string" calcext:value-type="string">
            <text:p>Nephtheidae_s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al</text:p>
          </table:table-cell>
          <table:table-cell table:style-name="Default"/>
        </table:table-row>
        <table:table-row table:style-name="ro1">
          <table:table-cell office:value-type="string" calcext:value-type="string">
            <text:p>Ophiacantha bidentata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</text:p>
          </table:table-cell>
          <table:table-cell office:value-type="string" calcext:value-type="string">
            <text:p><text:a xlink:href="https://www.researchgate.net/figure/Ophiacantha-bidentata-Size-frequency-1-mm-disc-diameter-classes-of-specimens-measured_fig2_216702026" xlink:type="simple">https://www.researchgate.net/figure/Ophiacantha-bidentata-Size-frequency-1-mm-disc-diameter-classes-of-specimens-measured_fig2_216702026</text:a></text:p>
          </table:table-cell>
        </table:table-row>
        <table:table-row table:style-name="ro1">
          <table:table-cell office:value-type="string" calcext:value-type="string">
            <text:p>Ophiocten sericeum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</text:p>
          </table:table-cell>
          <table:table-cell office:value-type="string" calcext:value-type="string">
            <text:p><text:a xlink:href="http://www.arcodiv.org/seabottom/echinoidea/O_sericeum.html" xlink:type="simple">http://www.arcodiv.org/seabottom/echinoidea/O_sericeum.html</text:a></text:p>
          </table:table-cell>
        </table:table-row>
        <table:table-row table:style-name="ro1">
          <table:table-cell office:value-type="string" calcext:value-type="string">
            <text:p>Ophiopholis acule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c diameter</text:p>
          </table:table-cell>
          <table:table-cell office:value-type="string" calcext:value-type="string">
            <text:p><text:a xlink:href="https://en.wikipedia.org/wiki/Ophiopholis_aculeata" xlink:type="simple">https://en.wikipedia.org/wiki/Ophiopholis_aculeata</text:a></text:p>
          </table:table-cell>
        </table:table-row>
        <table:table-row table:style-name="ro1">
          <table:table-cell office:value-type="string" calcext:value-type="string">
            <text:p>Ophiopleura borealis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</text:p>
          </table:table-cell>
          <table:table-cell office:value-type="string" calcext:value-type="string">
            <text:p><text:a xlink:href="https://www.nrm.se/download/18.4e32c81078a8d9249800016705/j.1096-3642.2005.00155.x.pdf" xlink:type="simple">https://www.nrm.se/download/18.4e32c81078a8d9249800016705/j.1096-3642.2005.00155.x.pdf</text:a></text:p>
          </table:table-cell>
        </table:table-row>
        <table:table-row table:style-name="ro1">
          <table:table-cell office:value-type="string" calcext:value-type="string">
            <text:p>Ophioscolex glacialis</text:p>
          </table:table-cell>
          <table:table-cell/>
          <table:table-cell office:value-type="float" office:value="0.844" calcext:value-type="float">
            <text:p>0.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</text:p>
          </table:table-cell>
          <table:table-cell office:value-type="string" calcext:value-type="string">
            <text:p><text:a xlink:href="https://www.researchgate.net/publication/312310411_Echinodermata_Ophiomyxidae_Ophioscolex_glacialis_Muller_and_Troschel_1842_first_record_of_the_species_for_the_South_Atlantic" xlink:type="simple">https://www.researchgate.net/publication/312310411_Echinodermata_Ophiomyxidae_Ophioscolex_glacialis_Muller_and_Troschel_1842_first_record_of_the_species_for_the_South_Atlantic</text:a></text:p>
          </table:table-cell>
        </table:table-row>
        <table:table-row table:style-name="ro1">
          <table:table-cell office:value-type="string" calcext:value-type="string">
            <text:p>Ophiura_sp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; from O. ophiura</text:p>
          </table:table-cell>
          <table:table-cell office:value-type="string" calcext:value-type="string">
            <text:p><text:a xlink:href="https://en.wikipedia.org/wiki/Ophiura_ophiura" xlink:type="simple">https://en.wikipedia.org/wiki/Ophiura_ophiura</text:a></text:p>
          </table:table-cell>
        </table:table-row>
        <table:table-row table:style-name="ro1">
          <table:table-cell office:value-type="string" calcext:value-type="string">
            <text:p>Ostracoda_ind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range (0.01 to 3.2 cm)</text:p>
          </table:table-cell>
          <table:table-cell office:value-type="string" calcext:value-type="string">
            <text:p><text:a xlink:href="https://ucmp.berkeley.edu/arthropoda/crustacea/maxillopoda/ostracoda.html#:~:text=The%20Ostracoda%20are%20one%20of,the%20size%20of%20a%20meatball)." xlink:type="simple">https://ucmp.berkeley.edu/arthropoda/crustacea/maxillopoda/ostracoda.html#:~:text=The%20Ostracoda%20are%20one%20of,the%20size%20of%20a%20meatball).</text:a></text:p>
          </table:table-cell>
        </table:table-row>
        <table:table-row table:style-name="ro1">
          <table:table-cell office:value-type="string" calcext:value-type="string">
            <text:p>Pagurus_sp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it crabs</text:p>
          </table:table-cell>
          <table:table-cell office:value-type="string" calcext:value-type="string">
            <text:p><text:a xlink:href="https://naturalhistory2.si.edu/smsfp/irlspec/Pagurus_longicarpus.htm#:~:text=Pagurus%20longicarpus%20is%20a%20small,(Rupert%20and%20Fox%201988)." xlink:type="simple">https://naturalhistory2.si.edu/smsfp/irlspec/Pagurus_longicarpus.htm#:~:text=Pagurus%20longicarpus%20is%20a%20small,(Rupert%20and%20Fox%201988).</text:a></text:p>
          </table:table-cell>
        </table:table-row>
        <table:table-row table:style-name="ro1">
          <table:table-cell office:value-type="string" calcext:value-type="string">
            <text:p>Pandalus_boreali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rimps</text:p>
          </table:table-cell>
          <table:table-cell office:value-type="string" calcext:value-type="string">
            <text:p><text:a xlink:href="https://en.wikipedia.org/wiki/Pandalus_borealis" xlink:type="simple">https://en.wikipedia.org/wiki/Pandalus_borealis</text:a></text:p>
          </table:table-cell>
        </table:table-row>
        <table:table-row table:style-name="ro1">
          <table:table-cell office:value-type="string" calcext:value-type="string">
            <text:p>Paramphinome_jeffreysii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species-identification.org/species.php?species_group=macrobenthos_polychaeta&amp;id=774" xlink:type="simple">http://species-identification.org/species.php?species_group=macrobenthos_polychaeta&amp;id=774</text:a></text:p>
          </table:table-cell>
        </table:table-row>
        <table:table-row table:style-name="ro1">
          <table:table-cell office:value-type="string" calcext:value-type="string">
            <text:p>Phascolion_stromb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species-identification.org/species.php?species_group=macrobenthos_sipuncula&amp;id=29#:~:text=Description%3A,depending%20on%20the%20shelter%20inhabited." xlink:type="simple">http://species-identification.org/species.php?species_group=macrobenthos_sipuncula&amp;id=29#:~:text=Description%3A,depending%20on%20the%20shelter%20inhabited.</text:a></text:p>
          </table:table-cell>
        </table:table-row>
        <table:table-row table:style-name="ro1">
          <table:table-cell office:value-type="string" calcext:value-type="string">
            <text:p>Polychaeta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d on Scolelepis</text:p>
          </table:table-cell>
          <table:table-cell office:value-type="string" calcext:value-type="string">
            <text:p><text:a xlink:href="https://www.researchgate.net/publication/282650485_New_species_of_Scolelepis_Polychaeta_Spionidae_from_the_Norwegian_coast_and_Barents_Sea_with_a_brief_review_of_the_genus" xlink:type="simple">https://www.researchgate.net/publication/282650485_New_species_of_Scolelepis_Polychaeta_Spionidae_from_the_Norwegian_coast_and_Barents_Sea_with_a_brief_review_of_the_genus</text:a></text:p>
          </table:table-cell>
        </table:table-row>
        <table:table-row table:style-name="ro1">
          <table:table-cell office:value-type="string" calcext:value-type="string">
            <text:p>Polynoidae_inde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 263</text:p>
          </table:table-cell>
          <table:table-cell office:value-type="string" calcext:value-type="string">
            <text:p><text:a xlink:href="https://www.jstor.org/stable/pdf/23731622.pdf?casa_token=eGupdBKRIxcAAAAA:-lxVKMAr-VkpsxwI-6z3S3HfpnA_i4JzI8FnGrY_Ss71C1qfrYn-S0WBYe-60AX3NOBdl4bZgnk7dAg8dSGsoSYwwKr59rnLDzrdzhPI3J41nKR_dg" xlink:type="simple">https://www.jstor.org/stable/pdf/23731622.pdf?casa_token=eGupdBKRIxcAAAAA:-lxVKMAr-VkpsxwI-6z3S3HfpnA_i4JzI8FnGrY_Ss71C1qfrYn-S0WBYe-60AX3NOBdl4bZgnk7dAg8dSGsoSYwwKr59rnLDzrdzhPI3J41nKR_dg</text:a></text:p>
          </table:table-cell>
        </table:table-row>
        <table:table-row table:style-name="ro1">
          <table:table-cell office:value-type="string" calcext:value-type="string">
            <text:p>Pontaster_tenuispin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 rough estimate (15 cm full diameter)</text:p>
          </table:table-cell>
          <table:table-cell office:value-type="string" calcext:value-type="string">
            <text:p><text:a xlink:href="https://www.artsdatabanken.no/Pages/231368/" xlink:type="simple">https://www.artsdatabanken.no/Pages/231368/</text:a></text:p>
          </table:table-cell>
        </table:table-row>
        <table:table-row table:style-name="ro1">
          <table:table-cell office:value-type="string" calcext:value-type="string">
            <text:p>Porifera_g_s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nges</text:p>
          </table:table-cell>
          <table:table-cell table:style-name="Default"/>
        </table:table-row>
        <table:table-row table:style-name="ro1">
          <table:table-cell office:value-type="string" calcext:value-type="string">
            <text:p>Prionospio_cirrife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species-identification.org/species.php?species_group=macrobenthos_polychaeta&amp;id=855" xlink:type="simple">http://species-identification.org/species.php?species_group=macrobenthos_polychaeta&amp;id=855</text:a></text:p>
          </table:table-cell>
        </table:table-row>
        <table:table-row table:style-name="ro1">
          <table:table-cell office:value-type="string" calcext:value-type="string">
            <text:p>Pycnogonida_g_sp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 spiders; rough est.</text:p>
          </table:table-cell>
          <table:table-cell office:value-type="string" calcext:value-type="string">
            <text:p><text:a xlink:href="https://link.springer.com/referenceworkentry/10.1007%2F978-1-4020-6359-6_4098#:~:text=Most%20pycnogonids%20have%20a%20body,span%20of%2030–40%20cm." xlink:type="simple">https://link.springer.com/referenceworkentry/10.1007%2F978-1-4020-6359-6_4098#:~:text=Most%20pycnogonids%20have%20a%20body,span%20of%2030%E2%80%9340%20cm.</text:a></text:p>
          </table:table-cell>
        </table:table-row>
        <table:table-row table:style-name="ro1">
          <table:table-cell office:value-type="string" calcext:value-type="string">
            <text:p>Rhachotropis_macrop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tandfonline.com/doi/full/10.1080/00222930600956809?scroll=top&amp;needAccess=true&amp;" xlink:type="simple">https://www.tandfonline.com/doi/full/10.1080/00222930600956809?scroll=top&amp;needAccess=true&amp;</text:a></text:p>
          </table:table-cell>
        </table:table-row>
        <table:table-row table:style-name="ro1">
          <table:table-cell office:value-type="string" calcext:value-type="string">
            <text:p>Rossia_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btail squid; Mantle length</text:p>
          </table:table-cell>
          <table:table-cell office:value-type="string" calcext:value-type="string">
            <text:p><text:a xlink:href="https://en.wikipedia.org/wiki/Rossia#:~:text=Rossia%20is%20a%20genus%20of,in%20mantle%20length." xlink:type="simple">https://en.wikipedia.org/wiki/Rossia#:~:text=Rossia%20is%20a%20genus%20of,in%20mantle%20length.</text:a></text:p>
          </table:table-cell>
        </table:table-row>
        <table:table-row table:style-name="ro1">
          <table:table-cell office:value-type="string" calcext:value-type="string">
            <text:p>Sabinea_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ipod</text:p>
          </table:table-cell>
          <table:table-cell office:value-type="string" calcext:value-type="string">
            <text:p><text:a xlink:href="http://www.marinespecies.org/photogallery.php?album=717&amp;pic=30535#photogallery" xlink:type="simple">http://www.marinespecies.org/photogallery.php?album=717&amp;pic=30535#photogallery</text:a></text:p>
          </table:table-cell>
        </table:table-row>
        <table:table-row table:style-name="ro1">
          <table:table-cell office:value-type="string" calcext:value-type="string">
            <text:p>Scalibregma_inflat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chaete</text:p>
          </table:table-cell>
          <table:table-cell office:value-type="string" calcext:value-type="string">
            <text:p><text:a xlink:href="https://en.wikipedia.org/wiki/Scalibregma_inflatum#:~:text=3%20Systematics-,Morphology,a%20long%20slim%20posterior%20part." xlink:type="simple">https://en.wikipedia.org/wiki/Scalibregma_inflatum#:~:text=3%20Systematics-,Morphology,a%20long%20slim%20posterior%20part.</text:a></text:p>
          </table:table-cell>
        </table:table-row>
        <table:table-row table:style-name="ro1">
          <table:table-cell office:value-type="string" calcext:value-type="string">
            <text:p>Sclerocrangon_fero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d on S. igarashii</text:p>
          </table:table-cell>
          <table:table-cell office:value-type="string" calcext:value-type="string">
            <text:p><text:a xlink:href="https://decapoda.nhm.org/pdfs/18340/18340.pdf" xlink:type="simple">https://decapoda.nhm.org/pdfs/18340/18340.pdf</text:a></text:p>
          </table:table-cell>
        </table:table-row>
        <table:table-row table:style-name="ro1">
          <table:table-cell office:value-type="string" calcext:value-type="string">
            <text:p>Similipecten_greenlandicu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-3 cm</text:p>
          </table:table-cell>
          <table:table-cell office:value-type="string" calcext:value-type="string">
            <text:p><text:a xlink:href="https://naturalhistory.museumwales.ac.uk/BritishBivalves/Browserecord.php?-recid=227" xlink:type="simple">https://naturalhistory.museumwales.ac.uk/BritishBivalves/Browserecord.php?-recid=227</text:a></text:p>
          </table:table-cell>
        </table:table-row>
        <table:table-row table:style-name="ro1">
          <table:table-cell office:value-type="string" calcext:value-type="string">
            <text:p>Spiochaetopterus_typic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iopan.gda.pl/projects/DBO/list/Annelida/Spiochaetopterus_typicus/Spiochaetopterus_typicus.html#:~:text=Spiochaetopterus%20typicus%20(M.,Sars%2C%201856)&amp;text=Up%20to%20130%20mm%20for%20over%20150%20segments." xlink:type="simple">http://www.iopan.gda.pl/projects/DBO/list/Annelida/Spiochaetopterus_typicus/Spiochaetopterus_typicus.html#:~:text=Spiochaetopterus%20typicus%20(M.,Sars%2C%201856)&amp;text=Up%20to%20130%20mm%20for%20over%20150%20segments.</text:a></text:p>
          </table:table-cell>
        </table:table-row>
        <table:table-row table:style-name="ro1">
          <table:table-cell office:value-type="string" calcext:value-type="string">
            <text:p>Spiophanes_kroeyer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sealifebase.se/summary/Spiophanes-kroyeri.html" xlink:type="simple">https://www.sealifebase.se/summary/Spiophanes-kroyeri.html</text:a></text:p>
          </table:table-cell>
        </table:table-row>
        <table:table-row table:style-name="ro1">
          <table:table-cell office:value-type="string" calcext:value-type="string">
            <text:p>Spirorbidae_inde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rl diameter; 0.2 to 0.7</text:p>
          </table:table-cell>
          <table:table-cell office:value-type="string" calcext:value-type="string">
            <text:p><text:a xlink:href="https://www.researchgate.net/publication/260567636_On_the_morphoecology_of_spirorbid_tubes_Polychaeta_Spirorbidae" xlink:type="simple">https://www.researchgate.net/publication/260567636_On_the_morphoecology_of_spirorbid_tubes_Polychaeta_Spirorbidae</text:a></text:p>
          </table:table-cell>
        </table:table-row>
        <table:table-row table:style-name="ro1">
          <table:table-cell office:value-type="string" calcext:value-type="string">
            <text:p>Strongylocentrotus_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 urchins; based on S. droebachiensis</text:p>
          </table:table-cell>
          <table:table-cell office:value-type="string" calcext:value-type="string">
            <text:p><text:a xlink:href="https://en.wikipedia.org/wiki/Strongylocentrotus_droebachiensis#:~:text=The%20average%20adult%20size%20is,but%20will%20eat%20other%20organisms." xlink:type="simple">https://en.wikipedia.org/wiki/Strongylocentrotus_droebachiensis#:~:text=The%20average%20adult%20size%20is,but%20will%20eat%20other%20organisms.</text:a></text:p>
          </table:table-cell>
        </table:table-row>
        <table:table-row table:style-name="ro1">
          <table:table-cell office:value-type="string" calcext:value-type="string">
            <text:p>Terebellides_stroem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 worms</text:p>
          </table:table-cell>
          <table:table-cell office:value-type="string" calcext:value-type="string">
            <text:p><text:a xlink:href="https://inverts.wallawalla.edu/Annelida/Trichobranchidae/Terebellides_stroemi.html#:~:text=Total%20length%203%20cm.&amp;text=Description%3A%20Polychaetes%20from%20family%20Trichobranchidae,be%20retracted%20into%20the%20mouth." xlink:type="simple">https://inverts.wallawalla.edu/Annelida/Trichobranchidae/Terebellides_stroemi.html#:~:text=Total%20length%203%20cm.&amp;text=Description%3A%20Polychaetes%20from%20family%20Trichobranchidae,be%20retracted%20into%20the%20mouth.</text:a></text:p>
          </table:table-cell>
        </table:table-row>
        <table:table-row table:style-name="ro1">
          <table:table-cell office:value-type="string" calcext:value-type="string">
            <text:p>Thyasira_gould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<text:a xlink:href="https://naturalhistory.museumwales.ac.uk/britishbivalves/browserecord.php?-recid=359" xlink:type="simple">https://naturalhistory.museumwales.ac.uk/britishbivalves/browserecord.php?-recid=359</text:a></text:p>
          </table:table-cell>
        </table:table-row>
        <table:table-row table:style-name="ro1">
          <table:table-cell office:value-type="string" calcext:value-type="string">
            <text:p>Urasterias_linckii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 diameter</text:p>
          </table:table-cell>
          <table:table-cell office:value-type="string" calcext:value-type="string">
            <text:p><text:a xlink:href="https://collections.nmnh.si.edu/search/iz/?ark=ark:/65665/3d7e527cb77f9408a994b21d123c53b3d" xlink:type="simple">https://collections.nmnh.si.edu/search/iz/?ark=ark:/65665/3d7e527cb77f9408a994b21d123c53b3d</text:a></text:p>
          </table:table-cell>
        </table:table-row>
        <table:table-row table:style-name="ro1">
          <table:table-cell office:value-type="string" calcext:value-type="string">
            <text:p>Amblyraja_hyperborea</text:p>
          </table:table-cell>
          <table:table-cell/>
          <table:table-cell table:formula="of:=AVERAGE(94;112)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<text:a xlink:href="https://www.fishbase.se/summary/9256#:~:text=Egg%20capsule%20measures%2081%2D125,15%20cm%20long%20in%20Ref." xlink:type="simple">https://www.fishbase.se/summary/9256#:~:text=Egg%20capsule%20measures%2081%2D125,15%20cm%20long%20in%20Ref.</text:a></text:p>
          </table:table-cell>
        </table:table-row>
        <table:table-row table:style-name="ro1">
          <table:table-cell office:value-type="string" calcext:value-type="string">
            <text:p>Anarhichas_lupus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fish</text:p>
          </table:table-cell>
          <table:table-cell office:value-type="string" calcext:value-type="string">
            <text:p><text:a xlink:href="http://www.arctic.uoguelph.ca/cpl/organisms/fish/marine/wolffish/atlantic.htm#:~:text=Its%20dorsal%20fin%20extends%20the,no%20more%20than%20152%20cm." xlink:type="simple">http://www.arctic.uoguelph.ca/cpl/organisms/fish/marine/wolffish/atlantic.htm#:~:text=Its%20dorsal%20fin%20extends%20the,no%20more%20than%20152%20cm.</text:a></text:p>
          </table:table-cell>
        </table:table-row>
        <table:table-row table:style-name="ro1">
          <table:table-cell office:value-type="string" calcext:value-type="string">
            <text:p>Anisarchus_mediu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lblenny</text:p>
          </table:table-cell>
          <table:table-cell office:value-type="string" calcext:value-type="string">
            <text:p><text:a xlink:href="http://www.polarlife.ca/Organisms/fish/marine/pricklebacks/stout.htm#:~:text=Stout%20Eelblenny%2C%20Anisarchus%20medius&amp;text=It%20rarely%20exceeds%20a%20length,head%20to%20the%20caudal%20fin." xlink:type="simple">http://www.polarlife.ca/Organisms/fish/marine/pricklebacks/stout.htm#:~:text=Stout%20Eelblenny%2C%20Anisarchus%20medius&amp;text=It%20rarely%20exceeds%20a%20length,head%20to%20the%20caudal%20fin.</text:a></text:p>
          </table:table-cell>
        </table:table-row>
        <table:table-row table:style-name="ro1">
          <table:table-cell office:value-type="string" calcext:value-type="string">
            <text:p>Arctogadus_glaciali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tic cod</text:p>
          </table:table-cell>
          <table:table-cell office:value-type="string" calcext:value-type="string">
            <text:p><text:a xlink:href="https://en.wikipedia.org/wiki/Arctogadus" xlink:type="simple">https://en.wikipedia.org/wiki/Arctogadus</text:a></text:p>
          </table:table-cell>
        </table:table-row>
        <table:table-row table:style-name="ro1">
          <table:table-cell office:value-type="string" calcext:value-type="string">
            <text:p>Artediellus_atlanticus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pin</text:p>
          </table:table-cell>
          <table:table-cell office:value-type="string" calcext:value-type="string">
            <text:p><text:a xlink:href="https://www.fishbase.se/summary/Artediellus-atlanticus" xlink:type="simple">https://www.fishbase.se/summary/Artediellus-atlanticus</text:a></text:p>
          </table:table-cell>
        </table:table-row>
        <table:table-row table:style-name="ro1">
          <table:table-cell office:value-type="string" calcext:value-type="string">
            <text:p>Boreogadus_said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 cod</text:p>
          </table:table-cell>
          <table:table-cell office:value-type="string" calcext:value-type="string">
            <text:p><text:a xlink:href="https://en.wikipedia.org/wiki/Boreogadus_saida#:~:text=is%20Arctogadus%20glacialis.-,B.,40%20cm%20(16%20in)." xlink:type="simple">https://en.wikipedia.org/wiki/Boreogadus_saida#:~:text=is%20Arctogadus%20glacialis.-,B.,40%20cm%20(16%20in).</text:a></text:p>
          </table:table-cell>
        </table:table-row>
        <table:table-row table:style-name="ro1">
          <table:table-cell office:value-type="string" calcext:value-type="string">
            <text:p>Careproctus_sp</text:p>
          </table:table-cell>
          <table:table-cell/>
          <table:table-cell table:formula="of:=AVERAGE(22.1;6.5;16.2;11.75)" office:value-type="float" office:value="14.1375" calcext:value-type="float">
            <text:p>14.1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ilfish – Barents measures</text:p>
          </table:table-cell>
          <table:table-cell office:value-type="string" calcext:value-type="string">
            <text:p><text:a xlink:href="https://www.researchgate.net/publication/305316787_Chernova_NV_2005_New_Species_of_Careproctus_Liparidae_from_the_Barents_Sea_and_Adjacent_Waters_Journal_of_Ichthyology_V_45_No_9_R_689-699" xlink:type="simple">https://www.researchgate.net/publication/305316787_Chernova_NV_2005_New_Species_of_Careproctus_Liparidae_from_the_Barents_Sea_and_Adjacent_Waters_Journal_of_Ichthyology_V_45_No_9_R_689-699</text:a></text:p>
          </table:table-cell>
        </table:table-row>
        <table:table-row table:style-name="ro1">
          <table:table-cell office:value-type="string" calcext:value-type="string">
            <text:p>Cottunculus_microps</text:p>
          </table:table-cell>
          <table:table-cell/>
          <table:table-cell table:formula="of:=AVERAGE(9;14)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 sculpin</text:p>
          </table:table-cell>
          <table:table-cell office:value-type="string" calcext:value-type="string">
            <text:p><text:a xlink:href="https://en.wikipedia.org/wiki/Cottunculus_microps#:~:text=3%20Ecology-,Description,(3.5%20and%205.5%20in)." xlink:type="simple">https://en.wikipedia.org/wiki/Cottunculus_microps#:~:text=3%20Ecology-,Description,(3.5%20and%205.5%20in).</text:a></text:p>
          </table:table-cell>
        </table:table-row>
        <table:table-row table:style-name="ro1">
          <table:table-cell office:value-type="string" calcext:value-type="string">
            <text:p>Eumicrotremus_spinosus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species-identification.org/species.php?species_group=fnam&amp;id=2171" xlink:type="simple">http://species-identification.org/species.php?species_group=fnam&amp;id=2171</text:a></text:p>
          </table:table-cell>
        </table:table-row>
        <table:table-row table:style-name="ro1">
          <table:table-cell office:value-type="string" calcext:value-type="string">
            <text:p>Gaidropsarus_argentatu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ling</text:p>
          </table:table-cell>
          <table:table-cell office:value-type="string" calcext:value-type="string">
            <text:p><text:a xlink:href="http://www.arctic.uoguelph.ca/cpl/organisms/fish/marine/gadidae/silverrock.htm#:~:text=Adults%20reach%20a%20size%20of,as%20shallow%20as%20150%20m." xlink:type="simple">http://www.arctic.uoguelph.ca/cpl/organisms/fish/marine/gadidae/silverrock.htm#:~:text=Adults%20reach%20a%20size%20of,as%20shallow%20as%20150%20m.</text:a></text:p>
          </table:table-cell>
        </table:table-row>
        <table:table-row table:style-name="ro1">
          <table:table-cell office:value-type="string" calcext:value-type="string">
            <text:p>Gymnelus_sp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d on G. andersoni (Barents)</text:p>
          </table:table-cell>
          <table:table-cell office:value-type="string" calcext:value-type="string">
            <text:p><text:a xlink:href="https://www.fishbase.se/summary/Gymnelus-andersoni.html" xlink:type="simple">https://www.fishbase.se/summary/Gymnelus-andersoni.html</text:a></text:p>
          </table:table-cell>
        </table:table-row>
        <table:table-row table:style-name="ro1">
          <table:table-cell office:value-type="string" calcext:value-type="string">
            <text:p>Gymnocanthus_tricuspis</text:p>
          </table:table-cell>
          <table:table-cell/>
          <table:table-cell table:formula="of:=AVERAGE(9;30)"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pin</text:p>
          </table:table-cell>
          <table:table-cell office:value-type="string" calcext:value-type="string">
            <text:p><text:a xlink:href="http://fishbase.mnhn.fr/Summary/SpeciesSummary.php?id=4092" xlink:type="simple">http://fishbase.mnhn.fr/Summary/SpeciesSummary.php?id=4092</text:a></text:p>
          </table:table-cell>
        </table:table-row>
        <table:table-row table:style-name="ro1">
          <table:table-cell office:value-type="string" calcext:value-type="string">
            <text:p>Hippoglossoides_platessoides</text:p>
          </table:table-cell>
          <table:table-cell/>
          <table:table-cell table:formula="of:=AVERAGE(35;82.6)" office:value-type="float" office:value="58.8" calcext:value-type="float">
            <text:p>58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ice</text:p>
          </table:table-cell>
          <table:table-cell office:value-type="string" calcext:value-type="string">
            <text:p><text:a xlink:href="https://www.fishbase.org/Summary/SpeciesSummary.php?ID=4239&amp;AT=Gapeflyndre" xlink:type="simple">https://www.fishbase.org/Summary/SpeciesSummary.php?ID=4239&amp;AT=Gapeflyndre</text:a></text:p>
          </table:table-cell>
        </table:table-row>
        <table:table-row table:style-name="ro1">
          <table:table-cell office:value-type="string" calcext:value-type="string">
            <text:p>Icelus_spp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d on I. Spatula (Barents)</text:p>
          </table:table-cell>
          <table:table-cell table:style-name="Default" office:value-type="string" calcext:value-type="string">
            <text:p>https://www.fishbase.in/summary/4108</text:p>
          </table:table-cell>
        </table:table-row>
        <table:table-row table:style-name="ro1">
          <table:table-cell office:value-type="string" calcext:value-type="string">
            <text:p>Leptagonus_decagon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acher</text:p>
          </table:table-cell>
          <table:table-cell office:value-type="string" calcext:value-type="string">
            <text:p><text:a xlink:href="https://en.wikipedia.org/wiki/Leptagonus_decagonus#:~:text=Leptagonus%20decagonus%2C%20the%20Atlantic%20poacher,centimetres%20(8.3%20in)%20TL." xlink:type="simple">https://en.wikipedia.org/wiki/Leptagonus_decagonus#:~:text=Leptagonus%20decagonus%2C%20the%20Atlantic%20poacher,centimetres%20(8.3%20in)%20TL.</text:a></text:p>
          </table:table-cell>
        </table:table-row>
        <table:table-row table:style-name="ro1">
          <table:table-cell office:value-type="string" calcext:value-type="string">
            <text:p>Leptoclinus_macul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nny</text:p>
          </table:table-cell>
          <table:table-cell office:value-type="string" calcext:value-type="string">
            <text:p><text:a xlink:href="https://www.fishbase.org/summary/Leptoclinus-maculatus.html" xlink:type="simple">https://www.fishbase.org/summary/Leptoclinus-maculatus.html</text:a></text:p>
          </table:table-cell>
        </table:table-row>
        <table:table-row table:style-name="ro1">
          <table:table-cell office:value-type="string" calcext:value-type="string">
            <text:p>Liparis_fabrici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ilfish</text:p>
          </table:table-cell>
          <table:table-cell office:value-type="string" calcext:value-type="string">
            <text:p><text:a xlink:href="https://en.wikipedia.org/wiki/Liparis_fabricii#:~:text=Liparis%20fabricii%20grows%20to%20a,tapering%20towards%20a%20narrow%20tail." xlink:type="simple">https://en.wikipedia.org/wiki/Liparis_fabricii#:~:text=Liparis%20fabricii%20grows%20to%20a,tapering%20towards%20a%20narrow%20tail.</text:a></text:p>
          </table:table-cell>
        </table:table-row>
        <table:table-row table:style-name="ro1">
          <table:table-cell office:value-type="string" calcext:value-type="string">
            <text:p>Liparis_gibbu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ilfish</text:p>
          </table:table-cell>
          <table:table-cell office:value-type="string" calcext:value-type="string">
            <text:p><text:a xlink:href="https://slgo.ca/app-guidespeces/species.jsp?id=115&amp;lg=en" xlink:type="simple">https://slgo.ca/app-guidespeces/species.jsp?id=115&amp;lg=en</text:a></text:p>
          </table:table-cell>
        </table:table-row>
        <table:table-row table:style-name="ro1">
          <table:table-cell office:value-type="string" calcext:value-type="string">
            <text:p>Lumpenus_fabricii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lblenny</text:p>
          </table:table-cell>
          <table:table-cell office:value-type="string" calcext:value-type="string">
            <text:p><text:a xlink:href="http://www.arctic.uoguelph.ca/cpl/organisms/fish/marine/pricklebacks/slender.htm" xlink:type="simple">http://www.arctic.uoguelph.ca/cpl/organisms/fish/marine/pricklebacks/slender.htm</text:a></text:p>
          </table:table-cell>
        </table:table-row>
        <table:table-row table:style-name="ro1">
          <table:table-cell office:value-type="string" calcext:value-type="string">
            <text:p>Lumpenus_lampretaeformis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cklebacks</text:p>
          </table:table-cell>
          <table:table-cell office:value-type="string" calcext:value-type="string">
            <text:p><text:a xlink:href="http://www.luontoportti.com/suomi/en/kalat/snake-blenny#:~:text=Size%3A%20Usually%2020%2D30%20cm,eel%20or%20an%20elongated%20burbot." xlink:type="simple">http://www.luontoportti.com/suomi/en/kalat/snake-blenny#:~:text=Size%3A%20Usually%2020%2D30%20cm,eel%20or%20an%20elongated%20burbot.</text:a></text:p>
          </table:table-cell>
        </table:table-row>
        <table:table-row table:style-name="ro1">
          <table:table-cell office:value-type="string" calcext:value-type="string">
            <text:p>Lycenchelys_kolthoff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-finned fish</text:p>
          </table:table-cell>
          <table:table-cell office:value-type="string" calcext:value-type="string">
            <text:p><text:a xlink:href="https://www.fishbase.in/summary/15471" xlink:type="simple">https://www.fishbase.in/summary/15471</text:a></text:p>
          </table:table-cell>
        </table:table-row>
        <table:table-row table:style-name="ro1">
          <table:table-cell office:value-type="string" calcext:value-type="string">
            <text:p>Lycodes_eudipleurostictu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-finned fish</text:p>
          </table:table-cell>
          <table:table-cell office:value-type="string" calcext:value-type="string">
            <text:p><text:a xlink:href="https://www.fishbase.de/summary/25228" xlink:type="simple">https://www.fishbase.de/summary/25228</text:a></text:p>
          </table:table-cell>
        </table:table-row>
        <table:table-row table:style-name="ro1">
          <table:table-cell office:value-type="string" calcext:value-type="string">
            <text:p>Lycodes_pallidu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-finned fish</text:p>
          </table:table-cell>
          <table:table-cell office:value-type="string" calcext:value-type="string">
            <text:p><text:a xlink:href="http://www.arctic.uoguelph.ca/cpl/organisms/fish/marine/eelpouts/pale.htm#:~:text=Normally%20growing%20to%20a%20length,dorsal%20fin%20to%20the%20belly." xlink:type="simple">http://www.arctic.uoguelph.ca/cpl/organisms/fish/marine/eelpouts/pale.htm#:~:text=Normally%20growing%20to%20a%20length,dorsal%20fin%20to%20the%20belly.</text:a></text:p>
          </table:table-cell>
        </table:table-row>
        <table:table-row table:style-name="ro1">
          <table:table-cell office:value-type="string" calcext:value-type="string">
            <text:p>Lycodes_reticulatu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-finned fish</text:p>
          </table:table-cell>
          <table:table-cell office:value-type="string" calcext:value-type="string">
            <text:p><text:a xlink:href="http://species-identification.org/species.php?species_group=fnam&amp;id=1693" xlink:type="simple">http://species-identification.org/species.php?species_group=fnam&amp;id=1693</text:a></text:p>
          </table:table-cell>
        </table:table-row>
        <table:table-row table:style-name="ro1">
          <table:table-cell office:value-type="string" calcext:value-type="string">
            <text:p>Lycodes_rossi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-finned fish</text:p>
          </table:table-cell>
          <table:table-cell office:value-type="string" calcext:value-type="string">
            <text:p><text:a xlink:href="http://species-identification.org/species.php?species_group=fnam&amp;id=1694" xlink:type="simple">http://species-identification.org/species.php?species_group=fnam&amp;id=1694</text:a></text:p>
          </table:table-cell>
        </table:table-row>
        <table:table-row table:style-name="ro1">
          <table:table-cell office:value-type="string" calcext:value-type="string">
            <text:p>Lycodes_seminudu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-finned fish</text:p>
          </table:table-cell>
          <table:table-cell office:value-type="string" calcext:value-type="string">
            <text:p><text:a xlink:href="http://species-identification.org/species.php?species_group=fnam&amp;id=1696" xlink:type="simple">http://species-identification.org/species.php?species_group=fnam&amp;id=1696</text:a></text:p>
          </table:table-cell>
        </table:table-row>
        <table:table-row table:style-name="ro1">
          <table:table-cell office:value-type="string" calcext:value-type="string">
            <text:p>Mallotus_villosu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in</text:p>
          </table:table-cell>
          <table:table-cell office:value-type="string" calcext:value-type="string">
            <text:p><text:a xlink:href="https://www.fishbase.se/summary/Mallotus-villosus.html" xlink:type="simple">https://www.fishbase.se/summary/Mallotus-villosus.html</text:a></text:p>
          </table:table-cell>
        </table:table-row>
        <table:table-row table:style-name="ro1">
          <table:table-cell office:value-type="string" calcext:value-type="string">
            <text:p>Myoxocephalus_scorpiu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pin</text:p>
          </table:table-cell>
          <table:table-cell office:value-type="string" calcext:value-type="string">
            <text:p><text:a xlink:href="http://www.luontoportti.com/suomi/en/kalat/short-horn-sculpin" xlink:type="simple">http://www.luontoportti.com/suomi/en/kalat/short-horn-sculpin</text:a></text:p>
          </table:table-cell>
        </table:table-row>
        <table:table-row table:style-name="ro1">
          <table:table-cell office:value-type="string" calcext:value-type="string">
            <text:p>Paraliparis_bathybiu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snail</text:p>
          </table:table-cell>
          <table:table-cell office:value-type="string" calcext:value-type="string">
            <text:p><text:a xlink:href="http://www.gbif.sinica.edu.tw/Summary/SpeciesSummary.php?ID=15564&amp;AT=Arktisk+dybhavsringbug" xlink:type="simple">http://www.gbif.sinica.edu.tw/Summary/SpeciesSummary.php?ID=15564&amp;AT=Arktisk+dybhavsringbug</text:a></text:p>
          </table:table-cell>
        </table:table-row>
        <table:table-row table:style-name="ro1">
          <table:table-cell office:value-type="string" calcext:value-type="string">
            <text:p>Fish_larva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, haddock, saithe, herring, capelin in Barents</text:p>
          </table:table-cell>
          <table:table-cell table:style-name="Default" office:value-type="string" calcext:value-type="string">
            <text:p>https://core.ac.uk/download/pdf/52051439.pdf</text:p>
          </table:table-cell>
        </table:table-row>
        <table:table-row table:style-name="ro1">
          <table:table-cell office:value-type="string" calcext:value-type="string">
            <text:p>Reinhardtius_hippoglossoide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ibut</text:p>
          </table:table-cell>
          <table:table-cell office:value-type="string" calcext:value-type="string">
            <text:p><text:a xlink:href="http://www.fao.org/fishery/species/2544/en#:~:text=Maximum%20length%20about%20120%20cm,cm%20and%2011%2D25%20kg.&amp;text=Mainly%20caught%20on%20long%20lines,%22%20and%20%22groundfish%20longlining%22." xlink:type="simple">http://www.fao.org/fishery/species/2544/en#:~:text=Maximum%20length%20about%20120%20cm,cm%20and%2011%2D25%20kg.&amp;text=Mainly%20caught%20on%20long%20lines,%22%20and%20%22groundfish%20longlining%22.</text:a></text:p>
          </table:table-cell>
        </table:table-row>
        <table:table-row table:style-name="ro1">
          <table:table-cell office:value-type="string" calcext:value-type="string">
            <text:p>Triglops_murrayi</text:p>
          </table:table-cell>
          <table:table-cell/>
          <table:table-cell table:formula="of:=AVERAGE(8;14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pin</text:p>
          </table:table-cell>
          <table:table-cell office:value-type="string" calcext:value-type="string">
            <text:p><text:a xlink:href="http://species-identification.org/species.php?species_group=fnam&amp;id=2163" xlink:type="simple">http://species-identification.org/species.php?species_group=fnam&amp;id=2163</text:a></text:p>
          </table:table-cell>
        </table:table-row>
        <table:table-row table:style-name="ro1">
          <table:table-cell office:value-type="string" calcext:value-type="string">
            <text:p>Triglops_nybelin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pin</text:p>
          </table:table-cell>
          <table:table-cell office:value-type="string" calcext:value-type="string">
            <text:p><text:a xlink:href="http://www.arctic.uoguelph.ca/cpl/organisms/fish/marine/sculpins/bigeye.htm" xlink:type="simple">http://www.arctic.uoguelph.ca/cpl/organisms/fish/marine/sculpins/bigeye.htm</text:a></text:p>
          </table:table-cell>
        </table:table-row>
        <table:table-row table:style-name="ro1">
          <table:table-cell office:value-type="string" calcext:value-type="string">
            <text:p>Triglops_pingelii</text:p>
          </table:table-cell>
          <table:table-cell/>
          <table:table-cell table:formula="of:=AVERAGE(7;1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ulpin</text:p>
          </table:table-cell>
          <table:table-cell office:value-type="string" calcext:value-type="string">
            <text:p><text:a xlink:href="http://species-identification.org/species.php?species_group=fnam&amp;id=2164" xlink:type="simple">http://species-identification.org/species.php?species_group=fnam&amp;id=2164</text:a></text:p>
          </table:table-cell>
        </table:table-row>
        <table:table-row table:style-name="ro1">
          <table:table-cell office:value-type="string" calcext:value-type="string">
            <text:p>Ulcina_olrikii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igatorfish</text:p>
          </table:table-cell>
          <table:table-cell office:value-type="string" calcext:value-type="string">
            <text:p><text:a xlink:href="https://en.wikipedia.org/wiki/Arctic_alligatorfish#:~:text=Males%20can%20reach%20a%20maximum%20total%20length%20of%208.6%20centimetres." xlink:type="simple">https://en.wikipedia.org/wiki/Arctic_alligatorfish#:~:text=Males%20can%20reach%20a%20maximum%20total%20length%20of%208.6%20centimetres.</text:a></text:p>
          </table:table-cell>
        </table:table-row>
        <table:table-row table:style-name="ro1">
          <table:table-cell office:value-type="string" calcext:value-type="string">
            <text:p>Alle_all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k; length</text:p>
          </table:table-cell>
          <table:table-cell office:value-type="string" calcext:value-type="string">
            <text:p><text:a xlink:href="https://en.wikipedia.org/wiki/Little_auk" xlink:type="simple">https://en.wikipedia.org/wiki/Little_auk</text:a></text:p>
          </table:table-cell>
        </table:table-row>
        <table:table-row table:style-name="ro1">
          <table:table-cell office:value-type="string" calcext:value-type="string">
            <text:p>Fulmarus_glaciali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mar</text:p>
          </table:table-cell>
          <table:table-cell office:value-type="string" calcext:value-type="string">
            <text:p><text:a xlink:href="https://en.wikipedia.org/wiki/Northern_fulmar" xlink:type="simple">https://en.wikipedia.org/wiki/Northern_fulmar</text:a></text:p>
          </table:table-cell>
        </table:table-row>
        <table:table-row table:style-name="ro1">
          <table:table-cell office:value-type="string" calcext:value-type="string">
            <text:p>Larus_hyperbore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ll</text:p>
          </table:table-cell>
          <table:table-cell office:value-type="string" calcext:value-type="string">
            <text:p><text:a xlink:href="https://nhpbs.org/wild/glaucousgull.asp#:~:text=The%20glaucous%20gull%20is%20a,bill%20with%20a%20red%20tip." xlink:type="simple">https://nhpbs.org/wild/glaucousgull.asp#:~:text=The%20glaucous%20gull%20is%20a,bill%20with%20a%20red%20tip.</text:a></text:p>
          </table:table-cell>
        </table:table-row>
        <table:table-row table:style-name="ro1">
          <table:table-cell office:value-type="string" calcext:value-type="string">
            <text:p>Rissa_tridactyla</text:p>
          </table:table-cell>
          <table:table-cell/>
          <table:table-cell office:value-type="float" office:value="39.37" calcext:value-type="float">
            <text:p>39.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ttiwake</text:p>
          </table:table-cell>
          <table:table-cell office:value-type="string" calcext:value-type="string">
            <text:p><text:a xlink:href="https://nhpbs.org/natureworks/blackleggedkittiwake.htm#:~:text=The%20black%2Dlegged%20kittiwake%20is,and%20black%20tips%20on%20wings." xlink:type="simple">https://nhpbs.org/natureworks/blackleggedkittiwake.htm#:~:text=The%20black%2Dlegged%20kittiwake%20is,and%20black%20tips%20on%20wings.</text:a></text:p>
          </table:table-cell>
        </table:table-row>
        <table:table-row table:style-name="ro1">
          <table:table-cell office:value-type="string" calcext:value-type="string">
            <text:p>Uria_lomvi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lemot</text:p>
          </table:table-cell>
          <table:table-cell office:value-type="string" calcext:value-type="string">
            <text:p><text:a xlink:href="https://en.wikipedia.org/wiki/Thick-billed_murre" xlink:type="simple">https://en.wikipedia.org/wiki/Thick-billed_murre</text:a></text:p>
          </table:table-cell>
        </table:table-row>
        <table:table-row table:style-name="ro1">
          <table:table-cell office:value-type="string" calcext:value-type="string">
            <text:p>Balaenoptera_acutorostrata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ke whale; baleen</text:p>
          </table:table-cell>
          <table:table-cell office:value-type="string" calcext:value-type="string">
            <text:p><text:a xlink:href="https://www.fisheries.noaa.gov/species/minke-whale" xlink:type="simple">https://www.fisheries.noaa.gov/species/minke-whale</text:a></text:p>
          </table:table-cell>
        </table:table-row>
        <table:table-row table:style-name="ro1">
          <table:table-cell office:value-type="string" calcext:value-type="string">
            <text:p>Balaenoptera_physalus</text:p>
          </table:table-cell>
          <table:table-cell/>
          <table:table-cell office:value-type="float" office:value="2438" calcext:value-type="float">
            <text:p>2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 whale; baleen</text:p>
          </table:table-cell>
          <table:table-cell office:value-type="string" calcext:value-type="string">
            <text:p><text:a xlink:href="https://www.fisheries.noaa.gov/species/fin-whale" xlink:type="simple">https://www.fisheries.noaa.gov/species/fin-whale</text:a></text:p>
          </table:table-cell>
        </table:table-row>
        <table:table-row table:style-name="ro1">
          <table:table-cell office:value-type="string" calcext:value-type="string">
            <text:p>Cystophora_cristata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ed seal</text:p>
          </table:table-cell>
          <table:table-cell office:value-type="string" calcext:value-type="string">
            <text:p><text:a xlink:href="http://www.fao.org/fishery/species/2733/en" xlink:type="simple">http://www.fao.org/fishery/species/2733/en</text:a></text:p>
          </table:table-cell>
        </table:table-row>
        <table:table-row table:style-name="ro1">
          <table:table-cell office:value-type="string" calcext:value-type="string">
            <text:p>Delphinapterus_leucas</text:p>
          </table:table-cell>
          <table:table-cell/>
          <table:table-cell office:value-type="float" office:value="502.9" calcext:value-type="float">
            <text:p>50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uga</text:p>
          </table:table-cell>
          <table:table-cell office:value-type="string" calcext:value-type="string">
            <text:p><text:a xlink:href="https://www.nationalgeographic.com/animals/mammals/b/beluga-whale/" xlink:type="simple">https://www.nationalgeographic.com/animals/mammals/b/beluga-whale/</text:a></text:p>
          </table:table-cell>
        </table:table-row>
        <table:table-row table:style-name="ro1">
          <table:table-cell office:value-type="string" calcext:value-type="string">
            <text:p>Erignathus_barbatus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rded seal</text:p>
          </table:table-cell>
          <table:table-cell office:value-type="string" calcext:value-type="string">
            <text:p><text:a xlink:href="https://en.wikipedia.org/wiki/Bearded_seal" xlink:type="simple">https://en.wikipedia.org/wiki/Bearded_seal</text:a></text:p>
          </table:table-cell>
        </table:table-row>
        <table:table-row table:style-name="ro1">
          <table:table-cell office:value-type="string" calcext:value-type="string">
            <text:p>Lagenorhynchus_albirostris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-beaked dolphin</text:p>
          </table:table-cell>
          <table:table-cell office:value-type="string" calcext:value-type="string">
            <text:p><text:a xlink:href="https://en.wikipedia.org/wiki/White-beaked_dolphin" xlink:type="simple">https://en.wikipedia.org/wiki/White-beaked_dolphin</text:a></text:p>
          </table:table-cell>
        </table:table-row>
        <table:table-row table:style-name="ro1">
          <table:table-cell office:value-type="string" calcext:value-type="string">
            <text:p>Megaptera_novaeangliae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mpback</text:p>
          </table:table-cell>
          <table:table-cell office:value-type="string" calcext:value-type="string">
            <text:p><text:a xlink:href="https://en.wikipedia.org/wiki/Humpback_whale" xlink:type="simple">https://en.wikipedia.org/wiki/Humpback_whale</text:a></text:p>
          </table:table-cell>
        </table:table-row>
        <table:table-row table:style-name="ro1">
          <table:table-cell office:value-type="string" calcext:value-type="string">
            <text:p>Monodon_monoceros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rwhal; excluding tusk</text:p>
          </table:table-cell>
          <table:table-cell office:value-type="string" calcext:value-type="string">
            <text:p><text:a xlink:href="https://en.wikipedia.org/wiki/Narwhal" xlink:type="simple">https://en.wikipedia.org/wiki/Narwhal</text:a></text:p>
          </table:table-cell>
        </table:table-row>
        <table:table-row table:style-name="ro1">
          <table:table-cell office:value-type="string" calcext:value-type="string">
            <text:p>Odobenus_rosmarus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rus</text:p>
          </table:table-cell>
          <table:table-cell office:value-type="string" calcext:value-type="string">
            <text:p><text:a xlink:href="https://en.wikipedia.org/wiki/Walrus" xlink:type="simple">https://en.wikipedia.org/wiki/Walrus</text:a></text:p>
          </table:table-cell>
        </table:table-row>
        <table:table-row table:style-name="ro1">
          <table:table-cell office:value-type="string" calcext:value-type="string">
            <text:p>Orcinus_orca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r whale</text:p>
          </table:table-cell>
          <table:table-cell office:value-type="string" calcext:value-type="string">
            <text:p><text:a xlink:href="https://www.npolar.no/en/species/killer-whale/" xlink:type="simple">https://www.npolar.no/en/species/killer-whale/</text:a></text:p>
          </table:table-cell>
        </table:table-row>
        <table:table-row table:style-name="ro1">
          <table:table-cell office:value-type="string" calcext:value-type="string">
            <text:p>Pagophilus_groenlandicu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 seal</text:p>
          </table:table-cell>
          <table:table-cell office:value-type="string" calcext:value-type="string">
            <text:p><text:a xlink:href="https://marinebio.org/species/harp-seals/pagophilus-groenlandicus/" xlink:type="simple">https://marinebio.org/species/harp-seals/pagophilus-groenlandicus/</text:a></text:p>
          </table:table-cell>
        </table:table-row>
        <table:table-row table:style-name="ro1">
          <table:table-cell office:value-type="string" calcext:value-type="string">
            <text:p>Phoca_hispida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ed seal</text:p>
          </table:table-cell>
          <table:table-cell office:value-type="string" calcext:value-type="string">
            <text:p><text:a xlink:href="https://en.wikipedia.org/wiki/Ringed_seal" xlink:type="simple">https://en.wikipedia.org/wiki/Ringed_seal</text:a></text:p>
          </table:table-cell>
        </table:table-row>
        <table:table-row table:style-name="ro1">
          <table:table-cell office:value-type="string" calcext:value-type="string">
            <text:p>Ursus_maritimus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r bear</text:p>
          </table:table-cell>
          <table:table-cell office:value-type="string" calcext:value-type="string">
            <text:p><text:a xlink:href="https://en.wikipedia.org/wiki/Polar_bear" xlink:type="simple">https://en.wikipedia.org/wiki/Polar_bea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0:16:54.093796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08:54:47.726883342</meta:creation-date>
    <dc:date>2020-08-05T10:45:25.724090374</dc:date>
    <meta:editing-duration>PT6H32M41S</meta:editing-duration>
    <meta:editing-cycles>21</meta:editing-cycles>
    <meta:generator>LibreOffice/6.4.4.2$Linux_X86_64 LibreOffice_project/40$Build-2</meta:generator>
    <meta:document-statistic meta:table-count="1" meta:cell-count="768" meta:object-count="0"/>
  </office:meta>
</office:document-meta>
</file>